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normal" officeooo:rsid="00010a16" officeooo:paragraph-rsid="00010a16" style:font-size-asian="19.25pt" style:font-weight-asian="normal" style:font-size-complex="22pt" style:font-weight-complex="normal"/>
    </style:style>
    <style:style style:name="P2" style:family="paragraph" style:parent-style-name="Standard">
      <style:text-properties fo:font-size="22pt" fo:font-weight="normal" officeooo:rsid="00010a16" officeooo:paragraph-rsid="00021e15" style:font-size-asian="19.25pt" style:font-weight-asian="normal" style:font-size-complex="22pt" style:font-weight-complex="normal"/>
    </style:style>
    <style:style style:name="P3" style:family="paragraph" style:parent-style-name="Standard">
      <style:text-properties fo:font-size="22pt" fo:font-weight="normal" officeooo:rsid="00021e15" officeooo:paragraph-rsid="00021e15" style:font-size-asian="19.25pt" style:font-weight-asian="normal" style:font-size-complex="22pt" style:font-weight-complex="normal"/>
    </style:style>
    <style:style style:name="P4" style:family="paragraph" style:parent-style-name="Standard">
      <style:text-properties fo:font-size="22pt" fo:font-weight="normal" officeooo:rsid="0005cfe0" officeooo:paragraph-rsid="0005cfe0" style:font-size-asian="19.25pt" style:font-weight-asian="normal" style:font-size-complex="22pt" style:font-weight-complex="normal"/>
    </style:style>
    <style:style style:name="P5" style:family="paragraph" style:parent-style-name="Standard">
      <style:text-properties fo:font-size="22pt" fo:font-weight="normal" officeooo:rsid="0005efc8" officeooo:paragraph-rsid="0005efc8" style:font-size-asian="19.25pt" style:font-weight-asian="normal" style:font-size-complex="22pt" style:font-weight-complex="normal"/>
    </style:style>
    <style:style style:name="P6" style:family="paragraph" style:parent-style-name="Standard">
      <style:text-properties fo:font-size="22pt" fo:font-weight="normal" officeooo:rsid="000a1189" officeooo:paragraph-rsid="000a1189" style:font-size-asian="19.25pt" style:font-weight-asian="normal" style:font-size-complex="22pt" style:font-weight-complex="normal"/>
    </style:style>
    <style:style style:name="P7" style:family="paragraph" style:parent-style-name="Standard">
      <style:text-properties fo:font-size="22pt" fo:font-weight="normal" officeooo:rsid="000c4f2f" officeooo:paragraph-rsid="000c4f2f" style:font-size-asian="19.25pt" style:font-weight-asian="normal" style:font-size-complex="22pt" style:font-weight-complex="normal"/>
    </style:style>
    <style:style style:name="P8" style:family="paragraph" style:parent-style-name="Standard">
      <style:text-properties fo:font-size="22pt" fo:font-weight="normal" officeooo:rsid="000c4f2f" officeooo:paragraph-rsid="000d20d6" style:font-size-asian="19.25pt" style:font-weight-asian="normal" style:font-size-complex="22pt" style:font-weight-complex="normal"/>
    </style:style>
    <style:style style:name="P9" style:family="paragraph" style:parent-style-name="Standard">
      <style:text-properties fo:font-size="22pt" fo:font-weight="normal" officeooo:rsid="00010a16" officeooo:paragraph-rsid="00010a16" style:font-size-asian="22pt" style:font-weight-asian="normal" style:font-size-complex="22pt" style:font-weight-complex="normal"/>
    </style:style>
    <style:style style:name="P10" style:family="paragraph" style:parent-style-name="Standard">
      <style:text-properties fo:font-size="22pt" fo:font-weight="bold" officeooo:rsid="00010a16" officeooo:paragraph-rsid="00010a16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22pt" fo:font-weight="bold" officeooo:rsid="0004e510" officeooo:paragraph-rsid="0004e510" style:font-size-asian="19.25pt" style:font-weight-asian="bold" style:font-size-complex="22pt" style:font-weight-complex="bold"/>
    </style:style>
    <style:style style:name="P12" style:family="paragraph" style:parent-style-name="Standard">
      <style:text-properties fo:font-size="22pt" fo:font-weight="bold" officeooo:rsid="000c4f2f" officeooo:paragraph-rsid="000c4f2f" style:font-size-asian="19.25pt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106fad" officeooo:paragraph-rsid="00106fad" style:font-size-asian="19.25pt" style:font-weight-asian="bold" style:font-size-complex="22pt" style:font-weight-complex="bold"/>
    </style:style>
    <style:style style:name="P14" style:family="paragraph" style:parent-style-name="Standard" style:list-style-name="L1">
      <style:text-properties fo:font-size="22pt" fo:font-weight="bold" officeooo:rsid="00106fad" officeooo:paragraph-rsid="00106fad" style:font-size-asian="19.25pt" style:font-weight-asian="bold" style:font-size-complex="22pt" style:font-weight-complex="bold"/>
    </style:style>
    <style:style style:name="P15" style:family="paragraph" style:parent-style-name="Standard">
      <style:text-properties fo:font-size="22pt" fo:font-weight="bold" officeooo:rsid="0012ae81" officeooo:paragraph-rsid="0012ae81" style:font-size-asian="19.25pt" style:font-weight-asian="bold" style:font-size-complex="22pt" style:font-weight-complex="bold"/>
    </style:style>
    <style:style style:name="P16" style:family="paragraph" style:parent-style-name="Standard" style:list-style-name="L2">
      <style:text-properties fo:font-size="22pt" fo:font-weight="bold" officeooo:rsid="0012ae81" officeooo:paragraph-rsid="0012ae81" style:font-size-asian="19.25pt" style:font-weight-asian="bold" style:font-size-complex="22pt" style:font-weight-complex="bold"/>
    </style:style>
    <style:style style:name="P17" style:family="paragraph" style:parent-style-name="Standard" style:list-style-name="L2">
      <style:text-properties fo:font-size="22pt" fo:font-weight="bold" officeooo:rsid="0012ae81" officeooo:paragraph-rsid="00134e86" style:font-size-asian="19.25pt" style:font-weight-asian="bold" style:font-size-complex="22pt" style:font-weight-complex="bold"/>
    </style:style>
    <style:style style:name="P18" style:family="paragraph" style:parent-style-name="Standard" style:list-style-name="L2">
      <style:text-properties fo:font-size="22pt" fo:font-weight="bold" officeooo:rsid="00134e86" officeooo:paragraph-rsid="00134e86" style:font-size-asian="19.25pt" style:font-weight-asian="bold" style:font-size-complex="22pt" style:font-weight-complex="bold"/>
    </style:style>
    <style:style style:name="P19" style:family="paragraph" style:parent-style-name="Standard">
      <style:text-properties fo:font-size="22pt" fo:font-weight="bold" officeooo:rsid="00134e86" officeooo:paragraph-rsid="00134e86" style:font-size-asian="19.25pt" style:font-weight-asian="bold" style:font-size-complex="22pt" style:font-weight-complex="bold"/>
    </style:style>
    <style:style style:name="P20" style:family="paragraph" style:parent-style-name="Standard" style:list-style-name="L3">
      <style:text-properties fo:font-size="22pt" fo:font-weight="bold" officeooo:rsid="00140017" officeooo:paragraph-rsid="00140017" style:font-size-asian="19.25pt" style:font-weight-asian="bold" style:font-size-complex="22pt" style:font-weight-complex="bold"/>
    </style:style>
    <style:style style:name="P21" style:family="paragraph" style:parent-style-name="Standard">
      <style:text-properties fo:font-size="22pt" fo:font-weight="bold" officeooo:rsid="00140017" officeooo:paragraph-rsid="00140017" style:font-size-asian="19.25pt" style:font-weight-asian="bold" style:font-size-complex="22pt" style:font-weight-complex="bold"/>
    </style:style>
    <style:style style:name="P22" style:family="paragraph" style:parent-style-name="Standard">
      <style:text-properties fo:font-size="22pt" fo:font-weight="bold" officeooo:rsid="0015493d" officeooo:paragraph-rsid="0015493d" style:font-size-asian="19.25pt" style:font-weight-asian="bold" style:font-size-complex="22pt" style:font-weight-complex="bold"/>
    </style:style>
    <style:style style:name="T1" style:family="text">
      <style:text-properties officeooo:rsid="00021e15"/>
    </style:style>
    <style:style style:name="T2" style:family="text">
      <style:text-properties officeooo:rsid="0005efc8"/>
    </style:style>
    <style:style style:name="T3" style:family="text">
      <style:text-properties officeooo:rsid="0006e2a8"/>
    </style:style>
    <style:style style:name="T4" style:family="text">
      <style:text-properties officeooo:rsid="00087514"/>
    </style:style>
    <style:style style:name="T5" style:family="text">
      <style:text-properties officeooo:rsid="000d20d6"/>
    </style:style>
    <style:style style:name="T6" style:family="text">
      <style:text-properties officeooo:rsid="000d893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4e86" style:font-weight-asian="normal" style:font-weight-complex="normal"/>
    </style:style>
    <style:style style:name="T9" style:family="text">
      <style:text-properties fo:font-weight="normal" officeooo:rsid="0015493d" style:font-weight-asian="normal" style:font-weight-complex="normal"/>
    </style:style>
    <style:style style:name="T10" style:family="text">
      <style:text-properties officeooo:rsid="001549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sponsive images:</text:p>
      <text:p text:style-name="P9"/>
      <text:p text:style-name="P1">&lt;img src=”URL”</text:p>
      <text:p text:style-name="P1"><text:tab/>alt=”Image description”</text:p>
      <text:p text:style-name="P1"><text:tab/>width=”...” <text:s/>height<text:span text:style-name="T1">=”...”</text:span></text:p>
      <text:p text:style-name="P1"/>
      <text:p text:style-name="P2"><text:tab/><text:span text:style-name="T1">srcset=”URL 2x,</text:span></text:p>
      <text:p text:style-name="P2"><text:span text:style-name="T1"><text:tab/><text:tab/><text:tab/>URL 3x,</text:span></text:p>
      <text:p text:style-name="P2"><text:span text:style-name="T1"><text:tab/><text:tab/><text:tab/>URL 4x”</text:span></text:p>
      <text:p text:style-name="P3">&gt;</text:p>
      <text:p text:style-name="P3"/>
      <text:p text:style-name="P11">Responsive width:</text:p>
      <text:p text:style-name="P11"/>
      <text:p text:style-name="P4">Just change the srcset attribute in above example <text:span text:style-name="T2">and add sizes attribute</text:span> <text:span text:style-name="T2">as</text:span>:</text:p>
      <text:p text:style-name="P4"/>
      <text:p text:style-name="P4">srcset = “URL 480w,</text:p>
      <text:p text:style-name="P4"><text:tab/><text:tab/>URL 960w,</text:p>
      <text:p text:style-name="P4"><text:tab/><text:tab/>URL 1440w,</text:p>
      <text:p text:style-name="P4"><text:tab/><text:tab/>URL 1920w”</text:p>
      <text:p text:style-name="P5">sizes=”(max-width: 480px) 240px,</text:p>
      <text:p text:style-name="P5"><text:tab/><text:tab/>(<text:span text:style-name="T3">max-width: 960px) 480px,</text:span></text:p>
      <text:p text:style-name="P5"><text:tab/><text:tab/><text:span text:style-name="T3">(max-width: 1440px) 960px,</text:span></text:p>
      <text:p text:style-name="P5"><text:tab/><text:tab/><text:span text:style-name="T4">1920px”</text:span></text:p>
      <text:p text:style-name="P5"/>
      <text:p text:style-name="P6">The srcset allows you to specify multiple files to be used based on either viewport width or image pixel width.</text:p>
      <text:p text:style-name="P12"><text:soft-page-break/>Responsive Pictures:</text:p>
      <text:p text:style-name="P7"/>
      <text:p text:style-name="P7">&lt;picture&gt;</text:p>
      <text:p text:style-name="P7"><text:tab/>&lt;source media=”(min-width:600px)”</text:p>
      <text:p text:style-name="P7"><text:tab/><text:tab/><text:tab/>srcset=”<text:span text:style-name="T5">URL of image 1</text:span>”&gt;</text:p>
      <text:p text:style-name="P7"><text:tab/>&lt;source srcset=”<text:span text:style-name="T5">URL of image 2</text:span>”&gt;</text:p>
      <text:p text:style-name="P8"><text:tab/><text:span text:style-name="T5">&lt;img src=”URL of image 3”</text:span></text:p>
      <text:p text:style-name="P8"><text:tab/><text:tab/><text:span text:style-name="T6">width=”480” height=”360”</text:span></text:p>
      <text:p text:style-name="P8"><text:tab/><text:tab/><text:span text:style-name="T6">alt=”description of pic”&gt;</text:span></text:p>
      <text:p text:style-name="P8"><text:span text:style-name="T6">&lt;/picture</text:span><text:span text:style-name="T5">&gt;</text:span></text:p>
      <text:p text:style-name="P7"><text:tab/></text:p>
      <text:p text:style-name="P13">Figure and Figcaption:</text:p>
      <text:p text:style-name="P13"/>
      <text:list xml:id="list167111344" text:style-name="L1">
        <text:list-item>
          <text:p text:style-name="P14"><text:s/>&lt;figure&gt; : <text:span text:style-name="T7">For anything that appears as a figure, illustrating something.</text:span></text:p>
        </text:list-item>
        <text:list-item>
          <text:p text:style-name="P14">&lt;figcaption&gt; : <text:span text:style-name="T7">For demonstration of a concept which needs a caption.</text:span></text:p>
        </text:list-item>
      </text:list>
      <text:p text:style-name="P13"><text:span text:style-name="T7"/></text:p>
      <text:p text:style-name="P15">Media elements:</text:p>
      <text:p text:style-name="P15"/>
      <text:list xml:id="list828587848" text:style-name="L2">
        <text:list-item>
          <text:p text:style-name="P17">Audio elements: </text:p>
          <text:p text:style-name="P17"><text:span text:style-name="T8">Eg1 : </text:span><text:span text:style-name="T7">&lt;audio </text:span><text:span text:style-name="T8">controls src =”audio url”</text:span><text:span text:style-name="T7">&gt;&lt;/audio&gt;</text:span></text:p>
          <text:p text:style-name="P18"><text:span text:style-name="T7">Eg2: &lt;audio controls loop autoplay&gt;</text:span></text:p>
        </text:list-item>
      </text:list>
      <text:p text:style-name="P19"><text:span text:style-name="T7"><text:tab/><text:tab/><text:tab/>&lt;source src=”birds.ogg”</text:span></text:p>
      <text:p text:style-name="P19"><text:span text:style-name="T7"><text:tab/><text:tab/><text:tab/><text:tab/><text:tab/>type=”audio/ogg; codec=opus”&gt;</text:span></text:p>
      <text:p text:style-name="P19"><text:span text:style-name="T7"><text:tab/><text:tab/><text:tab/>&lt;source src=”birds.mp3”</text:span></text:p>
      <text:p text:style-name="P19"><text:span text:style-name="T7"><text:tab/><text:tab/><text:tab/><text:tab/><text:tab/>type=”audio/mpeg”&gt;</text:span></text:p>
      <text:p text:style-name="P19"><text:span text:style-name="T7"><text:tab/><text:tab/><text:tab/>&lt;/audio&gt;</text:span></text:p>
      <text:list xml:id="list3409477307" text:style-name="L3">
        <text:list-item>
          <text:p text:style-name="P20"><text:soft-page-break/>Video elements:</text:p>
        </text:list-item>
      </text:list>
      <text:p text:style-name="P21"><text:tab/></text:p>
      <text:p text:style-name="P22"><text:tab/><text:span text:style-name="T7">&lt;video controls&gt;</text:span></text:p>
      <text:p text:style-name="P22"><text:span text:style-name="T7"><text:tab/><text:tab/>&lt;source src=”URL1” type=”video/webm”&gt;</text:span></text:p>
      <text:p text:style-name="P22"><text:span text:style-name="T7"><text:tab/><text:tab/>&lt;source src=”URL2” type=”video/mp4”&gt;</text:span></text:p>
      <text:p text:style-name="P22"><text:span text:style-name="T7"><text:tab/>&lt;/video&gt;</text:span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list xml:id="list5037213438143" text:continue-list="list828587848" text:style-name="L2">
        <text:list-header>
          <text:p text:style-name="P16"><text:span text:style-name="T7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8:27:19.737610579</meta:creation-date>
    <dc:date>2020-07-16T00:31:13.650852085</dc:date>
    <meta:editing-duration>PT1H6M58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3" meta:paragraph-count="48" meta:word-count="162" meta:character-count="1212" meta:non-whitespace-character-count="1041"/>
  </office:meta>
</office:document-meta>
</file>